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tcher.Matcher( Selector . XPath xpath , FieldActivator activator , int initialDep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tcher.endElement( QName element , XSTypeDefinition type , boolean nillable , Object actualValue , short valueType , ShortList itemValue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tcher.getInitialDep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r.getX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er.startDocumentFrag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lector.Selector( Selector . XPath xpath , IdentityConstraint identityConstra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lector.createMatcher( FieldActivator activator , int initialDep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.XPath( String xpath , SymbolTable symbolTable , Namespace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lec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r.getIDConstra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.normalize( String x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atcher.getIdentityConstra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er.startElement( QName element , XMLAttributes attribut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